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VerificationTest.should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VerificationTest.shouldDetectWhenInvokedMoreThanO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VerificationTest.shouldFailVerificationOnMetho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icVerificationTest.shouldFail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VerificationTest.shouldFailOnWrong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VerificationTest.shouldDetectRedundant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VerificationTest.shouldDetectWhenOverloadedMethodCal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VerificationTest.shouldVerifyStubb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